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Kalam, Arial, sans-serif" svg:font-family="'Kalam, Arial, sans-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Text_20_body_20__28_user_29_">
      <style:paragraph-properties fo:margin-top="0cm" fo:margin-bottom="0.265cm" loext:contextual-spacing="false"/>
    </style:style>
    <style:style style:name="P3" style:family="paragraph" style:parent-style-name="Text_20_body_20__28_user_29_">
      <style:paragraph-properties fo:margin-top="0cm" fo:margin-bottom="0.265cm" loext:contextual-spacing="false"/>
      <style:text-properties fo:color="#000000" style:font-name="Open Sans"/>
    </style:style>
    <style:style style:name="T1" style:family="text">
      <style:text-properties fo:color="#000000" style:font-name="Kalam, Arial, sans-serif" fo:font-size="22.5pt" fo:font-weight="normal" style:font-size-asian="22.5pt" style:font-weight-asian="normal"/>
    </style:style>
    <style:style style:name="T2" style:family="text">
      <style:text-properties fo:color="#000000" style:font-name="Ope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Luuhâmdiplompargoh vyeliškovlâlij várás</text:span></text:h>
      <text:p text:style-name="P3"/>
      <text:p text:style-name="P2"><text:span text:style-name="T2">1. Sáárgu kove kirje váldupersovnist.</text:span></text:p>
      <text:p text:style-name="P2"><text:span text:style-name="T2">2. Čääli tekstâsaavâ kirje váldupersovnân.</text:span></text:p>
      <text:p text:style-name="P2"><text:span text:style-name="T2">3. Sáárgu monnii tehálii saje kirjeest.</text:span></text:p>
      <text:p text:style-name="P2"><text:span text:style-name="T2">4. Nommâmiäcástem: Uusâ já čääli kirjeest persovnij já paaihij noomâid.</text:span></text:p>
      <text:p text:style-name="P2"><text:span text:style-name="T2">5. Uusâ já čääli kirjeest 10 hitruus säännid.</text:span></text:p>
      <text:p text:style-name="P2"><text:span text:style-name="T2">6. Uusâ kuuvijd, moh suápih kiirján, teikkâ vääldi kuuvijd tâi sáárgu taid jieš.</text:span></text:p>
      <text:p text:style-name="P2"><text:span text:style-name="T2">7. Vuáváá kiirján uđđâ lohe.</text:span></text:p>
      <text:p text:style-name="P2"><text:span text:style-name="T2">8. Maggaar skeeŋkâ tun adeliččih kirje váldupersovnân? Čääiti iärásáid jienâttáá, maggaar skeeŋkâ adelah. Iäráseh keččâleh ervidiđ, mii skeeŋkâid tot lii.</text:span></text:p>
      <text:p text:style-name="P2"><text:span text:style-name="T2">9. Keksii já koijâd 4 koččâmuš kirje tábáhtusâin.</text:span></text:p>
      <text:p text:style-name="P2"><text:span text:style-name="T2">10. Sáárgu kove kirje tábáhtusâst, mii lii tuu mielâst hitruu tâi jiereskittee.</text:span></text:p>
      <text:p text:style-name="P2"><text:span text:style-name="T2">11. Valjii tuu mielâst pyeremus saje kirjeest. Luuvâ tom iärásáid.</text:span></text:p>
      <text:p text:style-name="P2"><text:span text:style-name="T2">12. Čaittâl iärásáid mottoom tábáhtus tiŋgâiguin tâi sierâiguin.</text:span></text:p>
      <text:p text:style-name="P2"><text:span text:style-name="T2">13. Verdid, mii kirjeest lii siämmáálágán ko tuu elimist.</text:span></text:p>
      <text:p text:style-name="P2"><text:span text:style-name="T2">14. Valjii tiivtâ, moos lijkkuuh. Luuvâ tom iärásáid, sáárgu tast kove tâi čääli toos uđđâ veerstâ.</text:span></text:p>
      <text:p text:style-name="P2"><text:span text:style-name="T2">15. Čääli inventaario ađai räähti luvâttâllâm váldupersovn tävirijn.</text:span></text:p>
      <text:p text:style-name="P2"><text:span text:style-name="T2">16. Räähti kirjeest kiäsuttettee máinus.</text:span></text:p>
      <text:p text:style-name="P2"><text:span text:style-name="T2">17. Lâi-uv kirje/maainâs tuu mielâst mielâkiddiivâš? Mondiet lijkkojih / Mondiet jieh lijkkum?</text:span></text:p>
      <text:p text:style-name="P2"><text:span text:style-name="T2">18. Tiätukirjepargo: Uusâ kirjeest kulmâ mielâkiddiivâš tiäđu já čääiti taid luokan tâi jieijâd paarân.</text:span></text:p>
      <text:p text:style-name="P2"><text:span text:style-name="T2">19. Tiätukirjepargo: Sáárgu tâi vääldi kove kirje siskáldâsân suáppee fáádást. Maainâst kooveest jieijâd paarân.</text:span></text:p>
      <text:p text:style-name="P2"><text:span text:style-name="T2">20. Pyevti tiätukirje oovdân iärásáid (nommâ, rähtee, siskáldâsluvâttâlmist mielâkiddiivâš sajeh) Pyevti tärkkilubbooht oovdân oovtâ mielâkiddiivâš siijđo tâi lekkâsem kirjeest.</text:span></text:p>
      <text:p text:style-name="P2"><text:span text:style-name="T2">21. Uusâ tiäđuid kirje čällest. Jis kirje lii jurgâlum, te mon kielâst tot lii jurgâlum já kii lii jurgâlâm kirje?</text:span></text:p>
      <text:p text:style-name="P2"><text:span text:style-name="T2">22. Čääli räp tâi liivđe kirje fáádást.</text:span></text:p>
      <text:p text:style-name="P2"><text:span text:style-name="T2">23. Maid uđđâ aašijd oppih kirjeest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Kalam, Arial, sans-serif" svg:font-family="'Kalam, Arial, sans-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margin-left="1.2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äntylä Tiina Rovaniemi</meta:initial-creator>
    <dc:creator>Petter Morottaja</dc:creator>
    <meta:editing-cycles>4</meta:editing-cycles>
    <meta:creation-date>2019-12-13T16:48:00</meta:creation-date>
    <dc:date>2019-12-13T17:06:00</dc:date>
    <meta:editing-duration>PT18M</meta:editing-duration>
    <meta:generator>LibreOffice/6.4.6.2$Linux_X86_64 LibreOffice_project/40$Build-2</meta:generator>
    <meta:document-statistic meta:table-count="0" meta:image-count="0" meta:object-count="0" meta:page-count="1" meta:paragraph-count="24" meta:word-count="243" meta:character-count="1732" meta:non-whitespace-character-count="15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